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ular" svg:font-family="Robotoular"/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979797" draw:stroke-linejoin="miter" svg:stroke-linecap="butt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1.41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7cm" svg:stroke-color="#1c1c1c" draw:stroke-linejoin="miter" svg:stroke-linecap="butt" draw:fill="none" fo:padding-top="0.035cm" fo:padding-bottom="0.035cm" fo:padding-left="0.035cm" fo:padding-right="0.03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8cm" fo:min-width="0.18cm"/>
    </style:style>
    <style:style style:name="gr5" style:family="graphic" style:parent-style-name="objectwithoutfill">
      <style:graphic-properties draw:stroke="dash" draw:stroke-dash="Fine_20_Dotted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52cm" fo:min-width="0.2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4.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3cm" fo:min-width="4.066cm"/>
    </style:style>
    <style:style style:name="gr10" style:family="graphic" style:parent-style-name="objectwithoutfill">
      <style:graphic-properties svg:stroke-color="#979797" draw:marker-end="Arrow" draw:marker-end-width="0.3cm" draw:fill="none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1c1c1c" style:font-name="Nimbus Mono PS" fo:font-size="17pt" fo:font-weight="bold" style:font-size-asian="17pt" style:font-weight-asian="bold" style:font-size-complex="17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1c1c1c" style:font-name="Nimbus Mono PS" fo:font-size="17pt" fo:font-weight="bold" style:font-size-asian="17pt" style:font-weight-asian="bold" style:font-size-complex="17pt" style:font-weight-complex="bold"/>
    </style:style>
    <style:style style:name="T1" style:family="text">
      <style:text-properties fo:color="#9f9f9f" style:font-name="Robotoular" fo:font-size="20pt" style:font-size-asian="20pt" style:font-name-complex="Robotoular" style:font-size-complex="20pt"/>
    </style:style>
    <style:style style:name="T2" style:family="text">
      <style:text-properties fo:color="#1c1c1c" style:font-name="Nimbus Mono PS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7.117cm" svg:y1="7.47cm" svg:x2="7.117cm" svg:y2="26.52cm">
          <text:p/>
        </draw:line>
        <draw:line draw:style-name="gr1" draw:text-style-name="P1" draw:layer="layout" svg:x1="5.024cm" svg:y1="25.276cm" svg:x2="27.621cm" svg:y2="25.276cm">
          <text:p/>
        </draw:line>
        <draw:frame draw:style-name="gr2" draw:text-style-name="P3" draw:layer="layout" svg:width="1.41cm" svg:height="1.644cm" svg:x="6.351cm" svg:y="7.964cm">
          <draw:text-box>
            <text:p text:style-name="P2"><text:span text:style-name="T1">y</text:span></text:p>
          </draw:text-box>
        </draw:frame>
        <draw:path draw:style-name="gr3" draw:text-style-name="P1" draw:layer="layout" svg:width="17.962cm" svg:height="21.274cm" draw:transform="skewX (3.89916554386148E-017) rotate (-0.220086018676486) translate (9.5783073931414cm 6.10701749510089cm)" svg:viewBox="0 0 17963 21275" svg:d="M0 21275c471-9097 1552-13645 3243-13645 2536 0 2409 1902 3884 1902 1474 0 996-1902 2761-1902s1023 604 2589 399c1567-205 3595-6848 5486-8029">
          <text:p/>
        </draw:path>
        <draw:polyline draw:style-name="gr1" draw:text-style-name="P1" draw:layer="layout" svg:width="0.588cm" svg:height="0.583cm" svg:x="6.808cm" svg:y="7.42cm" svg:viewBox="0 0 589 584" draw:points="0,584 309,0 589,584">
          <text:p/>
        </draw:polyline>
        <draw:polyline draw:style-name="gr1" draw:text-style-name="P1" draw:layer="layout" svg:width="0.573cm" svg:height="0.588cm" svg:x="27.071cm" svg:y="24.969cm" svg:viewBox="0 0 574 589" draw:points="0,0 574,311 0,589">
          <text:p/>
        </draw:polyline>
        <draw:frame draw:style-name="gr2" draw:text-style-name="P3" draw:layer="layout" svg:width="1.41cm" svg:height="1.644cm" svg:x="26.617cm" svg:y="25.46cm">
          <draw:text-box>
            <text:p text:style-name="P2"><text:span text:style-name="T1">x</text:span></text:p>
          </draw:text-box>
        </draw:frame>
        <draw:custom-shape draw:style-name="gr4" draw:text-style-name="P4" draw:layer="layout" svg:width="0.254cm" svg:height="0.254cm" svg:x="9.725cm" svg:y="14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2.226cm" svg:y="1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4.757cm" svg:y="16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906cm" svg:y1="25.019cm" svg:x2="9.838cm" svg:y2="15.005cm">
          <text:p/>
        </draw:line>
        <draw:line draw:style-name="gr5" draw:text-style-name="P5" draw:layer="layout" svg:x1="12.406cm" svg:y1="25.019cm" svg:x2="12.338cm" svg:y2="15.005cm">
          <text:p/>
        </draw:line>
        <draw:line draw:style-name="gr5" draw:text-style-name="P5" draw:layer="layout" svg:x1="14.859cm" svg:y1="25.019cm" svg:x2="14.893cm" svg:y2="17.145cm">
          <text:p/>
        </draw:line>
        <draw:line draw:style-name="gr5" draw:text-style-name="P5" draw:layer="layout" svg:x1="17.399cm" svg:y1="25.146cm" svg:x2="17.399cm" svg:y2="15.675cm">
          <text:p/>
        </draw:line>
        <draw:custom-shape draw:style-name="gr4" draw:text-style-name="P4" draw:layer="layout" svg:width="0.254cm" svg:height="0.254cm" svg:x="17.258cm" svg:y="1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014cm" svg:height="0.542cm" svg:x="9.356cm" svg:y="25.4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6" draw:layer="layout" svg:width="1.014cm" svg:height="0.542cm" svg:x="11.856cm" svg:y="25.4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6" draw:layer="layout" svg:width="1.035cm" svg:height="0.542cm" svg:x="16.856cm" svg:y="25.4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6" draw:layer="layout" svg:width="1.014cm" svg:height="0.542cm" svg:x="14.256cm" svg:y="25.4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6" draw:layer="layout" svg:width="0.988cm" svg:height="0.513cm" svg:x="7.156cm" svg:y="25.4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7" draw:text-style-name="P4" draw:layer="layout" svg:width="0.356cm" svg:height="0.356cm" svg:x="6.96cm" svg:y="1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.32cm" svg:height="0.602cm" svg:x="12.679cm" svg:y="12.9cm">
          <draw:text-box>
            <text:p><text:span text:style-name="T2">Shamir parts</text:span></text:p>
          </draw:text-box>
        </draw:frame>
        <draw:frame draw:style-name="gr9" draw:text-style-name="P9" draw:layer="layout" svg:width="4.004cm" svg:height="1.203cm" svg:x="2.97cm" svg:y="18.294cm">
          <draw:text-box>
            <text:p text:style-name="P8"><text:span text:style-name="T2">Pre-master</text:span></text:p>
            <text:p text:style-name="P8"><text:span text:style-name="T2">secret</text:span></text:p>
          </draw:text-box>
        </draw:frame>
        <draw:line draw:style-name="gr10" draw:text-style-name="P5" draw:layer="layout" svg:x1="4.953cm" svg:y1="19.685cm" svg:x2="6.604cm" svg:y2="19.939cm">
          <text:p/>
        </draw:line>
        <draw:line draw:style-name="gr10" draw:text-style-name="P5" draw:layer="layout" svg:x1="13.87cm" svg:y1="13.689cm" svg:x2="12.573cm" svg:y2="14.732cm">
          <text:p/>
        </draw:line>
        <draw:line draw:style-name="gr10" draw:text-style-name="P5" draw:layer="layout" svg:x1="15.875cm" svg:y1="13.716cm" svg:x2="17.145cm" svg:y2="15.113cm">
          <text:p/>
        </draw:line>
        <draw:line draw:style-name="gr10" draw:text-style-name="P5" draw:layer="layout" svg:x1="14.859cm" svg:y1="13.689cm" svg:x2="14.859cm" svg:y2="16.102cm">
          <text:p/>
        </draw:line>
        <draw:line draw:style-name="gr10" draw:text-style-name="P5" draw:layer="layout" svg:x1="12.573cm" svg:y1="13.589cm" svg:x2="10.922cm" svg:y2="14.0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ular" svg:font-family="Robotoular"/>
    <style:font-face style:name="Nimbus Mono PS" svg:font-family="'Nimbus Mono 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1cm" fo:margin-left="0cm" fo:margin-right="0cm" fo:page-width="36.618cm" fo:page-height="3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1T17:09:30.017091578</dc:date>
    <meta:editing-duration>PT18M45S</meta:editing-duration>
    <meta:editing-cycles>6</meta:editing-cycles>
    <meta:generator>LibreOffice/6.1.4.2$Linux_X86_64 LibreOffice_project/1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sub>
            <mi>i</mi>
            <mn>1</mn>
          </msub>
        </mrow>
        <mo fence="true" stretchy="false">)</mo>
      </mrow>
    </mrow>
    <annotation encoding="StarMath 5.0">f(i_1)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sub>
            <mi>i</mi>
            <mn>2</mn>
          </msub>
        </mrow>
        <mo fence="true" stretchy="false">)</mo>
      </mrow>
    </mrow>
    <annotation encoding="StarMath 5.0">f(i_2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sub>
            <mi>i</mi>
            <mn>4</mn>
          </msub>
        </mrow>
        <mo fence="true" stretchy="false">)</mo>
      </mrow>
    </mrow>
    <annotation encoding="StarMath 5.0">f(i_4)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sub>
            <mi>i</mi>
            <mn>3</mn>
          </msub>
        </mrow>
        <mo fence="true" stretchy="false">)</mo>
      </mrow>
    </mrow>
    <annotation encoding="StarMath 5.0">f(i_3)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n>0</mn>
        </mrow>
        <mo fence="true" stretchy="false">)</mo>
      </mrow>
    </mrow>
    <annotation encoding="StarMath 5.0">f(0)</annotation>
  </semantics>
</math>
</file>